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3961" calcext:value-type="float">
            <text:p>3961</text:p>
          </table:table-cell>
          <table:table-cell office:value-type="float" office:value="2633" calcext:value-type="float">
            <text:p>2633</text:p>
          </table:table-cell>
          <table:table-cell office:value-type="float" office:value="1346" calcext:value-type="float">
            <text:p>1346</text:p>
          </table:table-cell>
          <table:table-cell office:value-type="float" office:value="711" calcext:value-type="float">
            <text:p>711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69" calcext:value-type="float">
            <text:p>369</text:p>
          </table:table-cell>
          <table:table-cell office:value-type="float" office:value="295" calcext:value-type="float">
            <text:p>29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table:formula="of:=[.$A$2]/[.B2]" office:value-type="float" office:value="0.991921232012118" calcext:value-type="float">
            <text:p>0,991921232012118</text:p>
          </table:table-cell>
          <table:table-cell table:formula="of:=[.$A$2]/[.C2]" office:value-type="float" office:value="1.49221420432966" calcext:value-type="float">
            <text:p>1,49221420432966</text:p>
          </table:table-cell>
          <table:table-cell table:formula="of:=[.$A$2]/[.D2]" office:value-type="float" office:value="2.91901931649331" calcext:value-type="float">
            <text:p>2,91901931649331</text:p>
          </table:table-cell>
          <table:table-cell table:formula="of:=[.$A$2]/[.E2]" office:value-type="float" office:value="5.52601969057665" calcext:value-type="float">
            <text:p>5,52601969057665</text:p>
          </table:table-cell>
          <table:table-cell table:formula="of:=[.$A$2]/[.F2]" office:value-type="float" office:value="9.24470588235294" calcext:value-type="float">
            <text:p>9,24470588235294</text:p>
          </table:table-cell>
          <table:table-cell table:formula="of:=[.$A$2]/[.G2]" office:value-type="float" office:value="11.6934523809524" calcext:value-type="float">
            <text:p>11,6934523809524</text:p>
          </table:table-cell>
          <table:table-cell table:formula="of:=[.$A$2]/[.H2]" office:value-type="float" office:value="10.6476964769648" calcext:value-type="float">
            <text:p>10,6476964769648</text:p>
          </table:table-cell>
          <table:table-cell table:formula="of:=[.$A$2]/[.I2]" office:value-type="float" office:value="13.3186440677966" calcext:value-type="float">
            <text:p>13,3186440677966</text:p>
          </table:table-cell>
          <table:table-cell table:formula="of:=[.$A$2]/[.J2]" office:value-type="float" office:value="11.8700906344411" calcext:value-type="float">
            <text:p>11,87009063444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9249" calcext:value-type="float">
            <text:p>39249</text:p>
          </table:table-cell>
          <table:table-cell office:value-type="float" office:value="39607" calcext:value-type="float">
            <text:p>39607</text:p>
          </table:table-cell>
          <table:table-cell office:value-type="float" office:value="26201" calcext:value-type="float">
            <text:p>26201</text:p>
          </table:table-cell>
          <table:table-cell office:value-type="float" office:value="13226" calcext:value-type="float">
            <text:p>13226</text:p>
          </table:table-cell>
          <table:table-cell office:value-type="float" office:value="6829" calcext:value-type="float">
            <text:p>6829</text:p>
          </table:table-cell>
          <table:table-cell office:value-type="float" office:value="3591" calcext:value-type="float">
            <text:p>3591</text:p>
          </table:table-cell>
          <table:table-cell office:value-type="float" office:value="2496" calcext:value-type="float">
            <text:p>2496</text:p>
          </table:table-cell>
          <table:table-cell office:value-type="float" office:value="1768" calcext:value-type="float">
            <text:p>1768</text:p>
          </table:table-cell>
          <table:table-cell office:value-type="float" office:value="1536" calcext:value-type="float">
            <text:p>153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table:formula="of:=[.$A$6]/[.B6]" office:value-type="float" office:value="0.990961193728381" calcext:value-type="float">
            <text:p>0,990961193728381</text:p>
          </table:table-cell>
          <table:table-cell table:formula="of:=[.$A$6]/[.C6]" office:value-type="float" office:value="1.49799625968474" calcext:value-type="float">
            <text:p>1,49799625968474</text:p>
          </table:table-cell>
          <table:table-cell table:formula="of:=[.$A$6]/[.D6]" office:value-type="float" office:value="2.96756388930894" calcext:value-type="float">
            <text:p>2,96756388930894</text:p>
          </table:table-cell>
          <table:table-cell table:formula="of:=[.$A$6]/[.E6]" office:value-type="float" office:value="5.74740079074535" calcext:value-type="float">
            <text:p>5,74740079074535</text:p>
          </table:table-cell>
          <table:table-cell table:formula="of:=[.$A$6]/[.F6]" office:value-type="float" office:value="10.9298245614035" calcext:value-type="float">
            <text:p>10,9298245614035</text:p>
          </table:table-cell>
          <table:table-cell table:formula="of:=[.$A$6]/[.G6]" office:value-type="float" office:value="15.7247596153846" calcext:value-type="float">
            <text:p>15,7247596153846</text:p>
          </table:table-cell>
          <table:table-cell table:formula="of:=[.$A$6]/[.H6]" office:value-type="float" office:value="22.1996606334842" calcext:value-type="float">
            <text:p>22,1996606334842</text:p>
          </table:table-cell>
          <table:table-cell table:formula="of:=[.$A$6]/[.I6]" office:value-type="float" office:value="25.552734375" calcext:value-type="float">
            <text:p>25,552734375</text:p>
          </table:table-cell>
          <table:table-cell table:formula="of:=[.$A$6]/[.J6]" office:value-type="float" office:value="28.7327964860908" calcext:value-type="float">
            <text:p>28,7327964860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7T10:59:46.602849880</meta:creation-date>
    <dc:date>2020-05-07T13:04:16.498417772</dc:date>
    <meta:editing-duration>PT1H38M21S</meta:editing-duration>
    <meta:editing-cycles>1</meta:editing-cycles>
    <meta:document-statistic meta:table-count="1" meta:cell-count="58" meta:object-count="0"/>
    <meta:generator>LibreOffice/6.4.3.2$MacOSX_X86_64 LibreOffice_project/747b5d0ebf89f41c860ec2a39efd7cb15b54f2d8</meta:generator>
  </office:meta>
</office:document-meta>
</file>